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3593f" officeooo:paragraph-rsid="0003593f"/>
    </style:style>
    <style:style style:name="P2" style:family="paragraph" style:parent-style-name="Text_20_body">
      <style:text-properties officeooo:rsid="0003593f" officeooo:paragraph-rsid="0003593f"/>
    </style:style>
    <style:style style:name="P3" style:family="paragraph" style:parent-style-name="Text_20_body">
      <style:text-properties officeooo:rsid="00044e53" officeooo:paragraph-rsid="00044e53"/>
    </style:style>
    <style:style style:name="P4" style:family="paragraph" style:parent-style-name="Text_20_body">
      <style:text-properties officeooo:rsid="0004fb1c" officeooo:paragraph-rsid="0004fb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flexología podal</text:p>
      <text:p text:style-name="P1">Foot reflexology is a massage technique that involves applying pressure to specific points on the feet to stimulate different parts of the body. The theory is that reflex points on the feet are connected to other parts of the body through energy channels. By applying pressure to these points, the therapist can help improve circulation, reduce tension, and promote overall health and well-being. Benefits of foot reflexology include stress reduction, improved sleep, relief from pain and discomfort, and enhanced relaxation. It is generally considered safe and non-invasive, making it a popular complementary therapy for many people seeking natural ways to support their health. </text:p>
      <text:p text:style-name="P1"/>
      <text:p text:style-name="P1">Reiki</text:p>
      <text:p text:style-name="P2">Reiki is a holistic healing practice that aims to balance and harmonize the energy within the body. It involves a practitioner placing their hands on or near a person's body, with the intention of channeling energy into the body to promote healing and relaxation. The practice is based on the idea that energy flows through the body and can become blocked, leading to physical, emotional, or spiritual issues. By using Reiki to clear these blockages and balance the energy within the body, a person may experience a range of benefits, such as reduced stress and anxiety, improved sleep, enhanced relaxation, and increased overall well-being. Reiki is non-invasive and gentle, making it a popular complementary therapy for people seeking natural ways to support their health.</text:p>
      <text:p text:style-name="P1">Yoga</text:p>
      <text:p text:style-name="P1">Yoga is a physical, mental, and spiritual practice that originated in ancient India. It involves a series of poses (asanas), breathing exercises (pranayama), and meditation techniques designed to help improve flexibility, strength, balance, and mental focus. The practice of yoga is based on the idea that the body and mind are interconnected, and that by bringing them into alignment, a person can achieve a state of harmony and balance. Benefits of yoga include reduced stress and anxiety, improved mood and energy, enhanced physical fitness, and increased overall well-being. </text:p>
      <text:p text:style-name="P1"/>
      <text:p text:style-name="P1">Meditación</text:p>
      <text:p text:style-name="P1">Meditation is a technique used to focus and quiet the mind, often with the aim of achieving a state of mental clarity and emotional calm. It involves sitting or lying down in a comfortable position and directing the attention to a specific point, such as the breath, a word, or a visualization. The practice of meditation is based on the idea that the mind is constantly active, and that by learning to observe the thoughts and emotions without judgment, a person can achieve a sense of inner peace and balance. Benefits of meditation include reduced stress and anxiety, improved mood and emotional well-being, enhanced focus and concentration, and increased overall sense of inner calm and contentment. </text:p>
      <text:p text:style-name="P1"/>
      <text:p text:style-name="P1">Par Biomagnético</text:p>
      <text:p text:style-name="P2">BioMagnetic Pair Therapy (BPT) is an alternative healing modality that involves the use of magnets to restore balance and harmony in the body. The practice is based on the idea that all living organisms have a magnetic field, and that by using magnets to balance the body's magnetic energy, a person can promote healing and reduce the risk of disease. BPT involves placing magnets on specific points of the body, known as biomagnetic pairs, to help restore balance and promote healing. Benefits of BPT include reduced pain and inflammation, improved circulation and immune function, enhanced physical and emotional well-being, and increased overall energy and vitality. BPT is generally considered safe and non-invasive, making it a popular complementary therapy for people seeking natural ways to support their health. However, it is important to note that BPT should not be used as a replacement for traditional medical care.</text:p>
      <text:p text:style-name="P2"/>
      <text:p text:style-name="P2"><text:soft-page-break/>Masage metamórfico</text:p>
      <text:p text:style-name="P2">Metamorphic Technique is a holistic therapy that aims to promote personal transformation and healing by accessing the body's innate ability to heal itself. The practice involves a gentle touch on specific points on the feet, hands, and head, which correspond to specific stages of prenatal development. By applying gentle pressure to these points, the practitioner can help release any blockages or negative patterns that may be preventing a person from reaching their full potential. Metamorphic Technique is based on the idea that our experiences during prenatal development can have a lasting impact on our physical, emotional, and mental well-being. By working with the body's innate wisdom, a person can release any negative patterns or beliefs and tap into their inner wisdom to achieve a greater sense of purpose, clarity, and balance. Benefits of Metamorphic Technique include increased self-awareness, enhanced creativity, improved relationships, reduced stress and anxiety, and increased overall sense of well-being. Metamorphic Technique is non-invasive and gentle, making it a popular complementary therapy for people seeking natural ways to support their health and personal growth. </text:p>
      <text:p text:style-name="P3">Grafoterapia</text:p>
      <text:p text:style-name="P3">Graphotherapy is a technique that utilizes handwriting to promote self-awareness, personal growth, and healing. This approach recognizes that a person's handwriting is a reflection of their inner thoughts, emotions, and beliefs, and aims to change the handwriting to shift negative patterns and promote positivity. Through a series of exercises, a person can identify any limiting beliefs or negative patterns that may be impacting their wellbeing and use handwriting to shift those patterns. Graphotherapy is a non-invasive and gentle approach, and benefits may include improved self-esteem, creativity, emotional intelligence, relationships, and overall wellbeing. It is important to note that graphotherapy is a complementary therapy and should not replace traditional medical care or therapy.</text:p>
      <text:p text:style-name="P3">Somatic Experiencing</text:p>
      <text:p text:style-name="P3">Somatic Experiencing is a form of therapy that focuses on the body's physical responses to trauma and stress. This approach recognizes that trauma is stored in the body and can manifest as physical symptoms such as tension, pain, or numbness. Somatic Experiencing aims to release these physical symptoms by helping a person access their body's natural healing abilities. This can involve various techniques such as gentle touch, movement, and mindfulness practices. Through this process, a person can release trapped energy, shift negative patterns, and experience a greater sense of calm and balance. Benefits of Somatic Experiencing may include reduced stress and anxiety, improved sleep, enhanced physical and emotional well-being, and increased overall sense of peace and clarity. Somatic Experiencing is a safe and effective approach to healing, and can be used alongside traditional therapy and medical care. </text:p>
      <text:p text:style-name="P3">Eneagrama</text:p>
      <text:p text:style-name="P3">The Enneagram is a system of personality typing that helps individuals better understand themselves and others. It is based on the idea that each person has a dominant personality type that influences their thoughts, feelings, and behaviors. The Enneagram identifies nine different <text:soft-page-break/>personality types, each with its own distinct patterns of thinking, feeling, and behaving. By understanding their own Enneagram type, a person can gain greater self-awareness and insight into their motivations, fears, and desires. They can also learn to recognize the Enneagram types of others, and develop more empathy and understanding in their relationships. Benefits of using the Enneagram include enhanced communication, improved self-awareness, greater emotional intelligence, increased personal growth and development, and more fulfilling relationships. The Enneagram is a widely-used tool in personal and professional development, and can be a valuable resource for anyone seeking to better understand themselves and others.</text:p>
      <text:p text:style-name="P3">TRE</text:p>
      <text:p text:style-name="P3">Tension &amp; Trauma Releasing Exercises (TRE) is a simple and effective technique that helps release tension and trauma stored in the body. The practice involves a series of gentle exercises that activate the body's natural tremor mechanism, allowing for the release of stored tension and trauma. TRE is based on the idea that our bodies have a natural ability to heal themselves, and that by activating this tremor mechanism, we can release the physical and emotional residue of past trauma. Benefits of TRE include reduced stress and anxiety, improved sleep, enhanced physical and emotional well-being, and increased overall sense of calm and balance. TRE is a safe and effective approach to healing, and can be used alongside traditional therapy and medical care. With regular practice, individuals can develop greater resilience, improved self-regulation, and a greater sense of empowerment and agency over their own healing journey. </text:p>
      <text:p text:style-name="P4">Kábala</text:p>
      <text:p text:style-name="P4">Kabbalah is a spiritual practice that originated in Judaism, and is now practiced by people of all religions and backgrounds. It is a system of esoteric knowledge that seeks to understand the mysteries of the universe, and the spiritual laws that govern all aspects of life. Kabbalists believe that there is a hidden wisdom behind everything in the world, and that through study and contemplation, one can gain a deeper understanding of this wisdom. The practice of Kabbalah involves various techniques such as meditation, prayer, and ritual, which are designed to help a person connect with the divine and unlock their own inner wisdom. Benefits of Kabbalah may include greater self-awareness, increased spiritual connection, improved relationships, and a greater sense of purpose and meaning in life. </text:p>
      <text:p text:style-name="P4">Numerología</text:p>
      <text:p text:style-name="P4">Numerology is a practice that uses numbers to gain insight into a person's character, destiny, and life path. It is based on the idea that each number has a unique vibration and energy, and that by understanding the meanings behind these numbers, we can gain a greater understanding of ourselves and the world around us. Numerologists believe that numbers can reveal our strengths, weaknesses, and life lessons, and can help us navigate the challenges and opportunities that come our way. Benefits of numerology may include greater self-awareness, enhanced decision-making abilities, improved relationships, and increased clarity and focus. </text:p>
      <text:p text:style-name="P4"/>
      <text:p text:style-name="P4"><text:soft-page-break/>Aromaterapia</text:p>
      <text:p text:style-name="P4">Aromatherapy is a holistic healing practice that uses essential oils to promote physical, emotional, and spiritual well-being. It is based on the idea that certain scents can have a powerful effect on our mood, emotions, and physical health, and that by using these scents, we can support our body's natural healing abilities. Aromatherapy involves various techniques such as inhalation, massage, and bath treatments, which are designed to help a person relax, reduce stress, and improve their overall sense of well-being. Benefits of aromatherapy may include reduced stress and anxiety, improved sleep, enhanced immune function, and increased energy and vitality. Aromatherapy is a safe and gentle practice that can be used alongside traditional medical care and therapy. </text:p>
      <text:p text:style-name="P4">Péndulo</text:p>
      <text:p text:style-name="P4">A pendulum is a simple tool that can be used for divination, dowsing, and energy healing. It consists of a weight attached to a chain or cord, and is held steady so that it can swing freely. The pendulum can be used to answer yes or no questions, to locate objects or energy imbalances in the body, and to facilitate energetic healing. Pendulum users believe that the movement of the pendulum is guided by the subconscious mind, and that it can provide insights and guidance beyond our conscious awareness. Benefits of using a pendulum may include increased intuition, enhanced self-awareness, improved decision-making abilities, and a greater sense of connection to one's inner wisdom. The pendulum is a versatile and easy-to-use tool that can be used by anyone, regardless of their level of experience or knowledge. With practice, individuals can develop greater trust in their own intuition and ability to access deeper levels of understanding and insight.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3-02T18:07:02.479000000</dc:date>
    <meta:editing-duration>PT51S</meta:editing-duration>
    <meta:editing-cycles>1</meta:editing-cycles>
    <meta:document-statistic meta:table-count="0" meta:image-count="0" meta:object-count="0" meta:page-count="4" meta:paragraph-count="28" meta:word-count="1803" meta:character-count="11848" meta:non-whitespace-character-count="10063"/>
    <meta:generator>LibreOffice/7.1.5.2$Windows_X86_64 LibreOffice_project/85f04e9f809797b8199d13c421bd8a2b025d52b5</meta:generator>
  </office:meta>
</office:document-meta>
</file>